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che inscription </text:p>
      <text:p text:style-name="Standard"/>
      <text:p text:style-name="Standard"><text:span text:style-name="T1">lieu de naissance</text:span> : la <text:s text:c="3"/>ville où je suis née </text:p>
      <text:p text:style-name="Standard"/>
      <text:p text:style-name="Standard"><text:span text:style-name="T1">code postal</text:span> :86100</text:p>
      <text:p text:style-name="P1"/>
      <text:p text:style-name="Standard"><text:span text:style-name="T1">numéro de sécurité sociale</text:span> :le numéro de <text:s/>la carte vitale </text:p>
      <text:p text:style-name="P1"/>
      <text:p text:style-name="Standard"><text:span text:style-name="T1">la profession</text:span> : le travail – commerçant – mère au foyer </text:p>
      <text:p text:style-name="Standard"/>
      <text:p text:style-name="Standard"><text:span text:style-name="T1">école fréquentée</text:span> :dans quelle école va l'enfant, le nom de l'école </text:p>
      <text:p text:style-name="Standard"/>
      <text:p text:style-name="P1"/>
      <text:p text:style-name="Standard"><text:span text:style-name="T1">fait à:</text:span> quel <text:s/>endroit – Châtellerault</text:p>
      <text:p text:style-name="Standard"/>
      <text:p text:style-name="Standard"><text:span text:style-name="T1">le</text:span>: date</text:p>
      <text:p text:style-name="P1"/>
      <text:p text:style-name="Standard"><text:span text:style-name="T1">Signature précédée de la mention « lu et approuvé » :</text:span></text:p>
      <text:p text:style-name="Standard">Avant de signer j'écris « lu et approuvé » pour montrer que j'ai bien lu et bien compris le document que je signe 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lef Aclef</meta:initial-creator>
    <meta:creation-date>2021-11-30T09:58:23.65</meta:creation-date>
    <meta:document-statistic meta:table-count="0" meta:image-count="0" meta:object-count="0" meta:page-count="1" meta:paragraph-count="10" meta:word-count="90" meta:character-count="477"/>
    <dc:date>2021-11-30T11:30:20.33</dc:date>
    <dc:creator>Aclef Aclef</dc:creator>
    <meta:editing-duration>PT15M54S</meta:editing-duration>
    <meta:editing-cycles>1</meta:editing-cycles>
    <meta:generator>OpenOffice/4.1.7$Win32 OpenOffice.org_project/417m1$Build-9800</meta:generator>
  </office:meta>
</office:document-meta>
</file>